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type Corsiva" svg:font-family="'Monotype Corsi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8pt" officeooo:rsid="00144ffe" officeooo:paragraph-rsid="00144ffe" style:font-size-asian="18pt" style:font-size-complex="18pt"/>
    </style:style>
    <style:style style:name="P2" style:family="paragraph" style:parent-style-name="Standard">
      <style:paragraph-properties fo:line-height="150%" fo:text-align="justify" style:justify-single-word="false"/>
      <style:text-properties fo:font-size="18pt" fo:font-weight="bold" officeooo:rsid="00144ffe" officeooo:paragraph-rsid="00144ffe" style:font-size-asian="18pt" style:font-weight-asian="bold" style:font-size-complex="18pt" style:font-weight-complex="bold"/>
    </style:style>
    <style:style style:name="P3" style:family="paragraph" style:parent-style-name="Standard">
      <style:paragraph-properties fo:line-height="150%" fo:text-align="justify" style:justify-single-word="false"/>
      <style:text-properties fo:font-size="18pt" fo:font-weight="bold" officeooo:rsid="00144ffe" officeooo:paragraph-rsid="0016e425" style:font-size-asian="18pt" style:font-weight-asian="bold" style:font-size-complex="18pt"/>
    </style:style>
    <style:style style:name="P4" style:family="paragraph" style:parent-style-name="Standard">
      <style:paragraph-properties fo:line-height="150%" fo:text-align="center" style:justify-single-word="false"/>
      <style:text-properties fo:font-size="18pt" fo:font-weight="bold" officeooo:rsid="00144ffe" officeooo:paragraph-rsid="0016e425" style:font-size-asian="18pt" style:font-weight-asian="bold" style:font-size-complex="18pt"/>
    </style:style>
    <style:style style:name="P5" style:family="paragraph" style:parent-style-name="Standard">
      <style:paragraph-properties fo:line-height="150%" fo:text-align="start" style:justify-single-word="false"/>
      <style:text-properties fo:font-size="18pt" fo:font-weight="bold" officeooo:paragraph-rsid="0016e425" style:font-size-asian="18pt" style:font-weight-asian="bold" style:font-size-complex="18pt"/>
    </style:style>
    <style:style style:name="P6" style:family="paragraph" style:parent-style-name="Standard">
      <style:paragraph-properties fo:line-height="150%" fo:text-align="start" style:justify-single-word="false"/>
      <style:text-properties fo:font-size="18pt" fo:font-weight="bold" officeooo:paragraph-rsid="00144ffe" style:font-size-asian="18pt" style:font-weight-asian="bold" style:font-size-complex="18pt"/>
    </style:style>
    <style:style style:name="P7" style:family="paragraph" style:parent-style-name="Standard">
      <style:paragraph-properties fo:line-height="150%" fo:text-align="start" style:justify-single-word="false"/>
      <style:text-properties fo:font-size="18pt" fo:font-weight="bold" officeooo:rsid="0016e425" officeooo:paragraph-rsid="0016e425" style:font-size-asian="18pt" style:font-weight-asian="bold" style:font-size-complex="18pt"/>
    </style:style>
    <style:style style:name="P8" style:family="paragraph" style:parent-style-name="Standard">
      <style:paragraph-properties fo:line-height="150%" fo:text-align="start" style:justify-single-word="false"/>
      <style:text-properties fo:font-size="18pt" fo:font-weight="normal" officeooo:rsid="0016e425" officeooo:paragraph-rsid="0016e425" style:font-size-asian="18pt" style:font-weight-asian="normal" style:font-size-complex="18pt" style:font-weight-complex="normal"/>
    </style:style>
    <style:style style:name="P9" style:family="paragraph" style:parent-style-name="Standard">
      <style:paragraph-properties fo:line-height="150%" fo:text-align="start" style:justify-single-word="false"/>
      <style:text-properties fo:font-size="12pt" fo:font-weight="bold" officeooo:rsid="0016e425" officeooo:paragraph-rsid="0016e425" style:font-size-asian="10.5pt" style:font-weight-asian="bold" style:font-size-complex="12pt"/>
    </style:style>
    <style:style style:name="P10" style:family="paragraph" style:parent-style-name="Standard">
      <style:paragraph-properties fo:line-height="150%" fo:text-align="justify" style:justify-single-word="false"/>
      <style:text-properties fo:font-size="12pt" fo:font-weight="bold" officeooo:rsid="00144ffe" officeooo:paragraph-rsid="0016e425" style:font-size-asian="10.5pt" style:font-weight-asian="bold" style:font-size-complex="12pt"/>
    </style:style>
    <style:style style:name="P11" style:family="paragraph" style:parent-style-name="Standard">
      <style:paragraph-properties fo:line-height="150%" fo:text-align="start" style:justify-single-word="false"/>
      <style:text-properties fo:font-size="12pt" fo:font-weight="normal" officeooo:rsid="0016e425" officeooo:paragraph-rsid="0016e425" style:font-size-asian="10.5pt" style:font-weight-asian="normal" style:font-size-complex="12pt" style:font-weight-complex="normal"/>
    </style:style>
    <style:style style:name="P12" style:family="paragraph" style:parent-style-name="Header">
      <style:text-properties officeooo:paragraph-rsid="0016e425"/>
    </style:style>
    <style:style style:name="P13" style:family="paragraph" style:parent-style-name="Header" style:master-page-name="Standard">
      <style:paragraph-properties style:page-number="auto">
        <style:tab-stops>
          <style:tab-stop style:position="0.385cm"/>
          <style:tab-stop style:position="6.909cm" style:type="center"/>
          <style:tab-stop style:position="7.62cm" style:type="center"/>
          <style:tab-stop style:position="15.24cm" style:type="right"/>
        </style:tab-stops>
      </style:paragraph-properties>
      <style:text-properties officeooo:paragraph-rsid="0016e425"/>
    </style:style>
    <style:style style:name="T1" style:family="text">
      <style:text-properties style:font-name="Monotype Corsiva" fo:font-style="italic" style:font-style-asian="italic"/>
    </style:style>
    <style:style style:name="T2" style:family="text">
      <style:text-properties fo:font-weight="normal" style:font-weight-asian="normal" style:font-weight-complex="normal"/>
    </style:style>
    <style:style style:name="T3" style:family="text">
      <style:text-properties fo:font-weight="normal" officeooo:rsid="0016e425" style:font-weight-asian="normal" style:font-weight-complex="normal"/>
    </style:style>
    <style:style style:name="T4" style:family="text">
      <style:text-properties officeooo:rsid="0016e425"/>
    </style:style>
    <style:style style:name="T5" style:family="text">
      <style:text-properties fo:font-style="italic" style:text-underline-style="solid" style:text-underline-width="auto" style:text-underline-color="font-color" officeooo:rsid="00144ffe"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roject Report<text:span text:style-name="T1"><text:tab/><text:tab/> <text:s text:c="33"/></text:span></text:p>
      <text:p text:style-name="P12"/>
      <text:p text:style-name="P12"/>
      <text:p text:style-name="P4">INDIAN INSTITUTE OF INFORMATION TECHNOLOGY, ALLAHABAD</text:p>
      <text:p text:style-name="P7">Project No. #</text:p>
      <text:p text:style-name="P9"/>
      <text:p text:style-name="P3">DBMS <text:s/>Project : Online Complaint and Crime Report Portal</text:p>
      <text:p text:style-name="P10"/>
      <text:p text:style-name="P7">Team Members:</text:p>
      <text:p text:style-name="P8">1. Nikita Jain<text:tab/> <text:s text:c="11"/>RIT2015020</text:p>
      <text:p text:style-name="P8">2. Vandana Yadav <text:s text:c="4"/>RIT2015060</text:p>
      <text:p text:style-name="P8">3. Ananya Anand <text:s text:c="5"/>RIT2015072</text:p>
      <text:p text:style-name="P8">4. Shuchi Dwivedi <text:s text:c="4"/>RIT2015073</text:p>
      <text:p text:style-name="P8">5. Megha Mishra <text:s text:c="6"/>RIT2015074</text:p>
      <text:p text:style-name="P11"/>
      <text:p text:style-name="P5"><text:span text:style-name="T4">Under </text:span><text:span text:style-name="T3">Dr.</text:span><text:span text:style-name="T4"> </text:span><text:span text:style-name="T3">Ranjana Vyas and Dr. Amrita Chaturvedi</text:span></text:p>
      <text:p text:style-name="P5"><text:span text:style-name="T3"/></text:p>
      <text:p text:style-name="P6"><text:span text:style-name="T5">Abstract of the project</text:span></text:p>
      <text:p text:style-name="P1"><text:tab/> <text:s text:c="3"/>The project titled as “<text:span text:style-name="T2">Online Complaint and Crime Report Portal“</text:span>is a web based application. This software provides facility for reporting online crimes, complaints, missing persons, show mostwanted person details, show notification of all the upcoming cases. Any Number of clients can connect to the server. Each user first makes their login to sever to show their availability. <text:s/></text:p>
      <text:p text:style-name="P1"/>
      <text:p text:style-name="P2"><text:soft-page-break/>Specific Technology</text:p>
      <text:p text:style-name="P1"/>
      <text:p text:style-name="P1">Java, Swing, Database Management System (using SQL, PL/SQL).</text:p>
      <text:p text:style-name="P1"/>
      <text:p text:style-name="P2">Project Tasks</text:p>
      <text:p text:style-name="P1"/>
      <text:p text:style-name="P1">Entity-Relationship Diagram, Design, Implementation, User Interface and Database Management (RDB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type Corsiva" svg:font-family="'Monotype Corsi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21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21:39:00.163395870</meta:creation-date>
    <dc:date>2017-04-05T17:33:38.173642299</dc:date>
    <meta:editing-duration>PT6M5S</meta:editing-duration>
    <meta:editing-cycles>2</meta:editing-cycles>
    <meta:generator>LibreOffice/5.1.6.2$Linux_X86_64 LibreOffice_project/10m0$Build-2</meta:generator>
    <meta:document-statistic meta:table-count="0" meta:image-count="0" meta:object-count="0" meta:page-count="2" meta:paragraph-count="17" meta:word-count="133" meta:character-count="996" meta:non-whitespace-character-count="805"/>
  </office:meta>
</office:document-meta>
</file>